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7" style:family="table-column">
      <style:table-column-properties style:column-width="7.5527in" style:use-optimal-column-width="false"/>
    </style:style>
    <style:style style:name="Table6" style:family="table">
      <style:table-properties style:width="7.5527in" fo:margin-left="-0.402in" table:align="left"/>
    </style:style>
    <style:style style:name="TableRow8" style:family="table-row">
      <style:table-row-properties style:min-row-height="0.3958in" style:use-optimal-row-height="false"/>
    </style:style>
    <style:style style:name="TableCell9" style:family="table-cell">
      <style:table-cell-properties fo:border="none" fo:background-color="#FFE5A6" style:writing-mode="lr-tb" fo:padding-top="0.0194in" fo:padding-left="0.0194in" fo:padding-bottom="0.0194in" fo:padding-right="0.0194in"/>
    </style:style>
    <style:style style:name="P10" style:parent-style-name="Textbody" style:family="paragraph">
      <style:paragraph-properties fo:margin-bottom="0in" fo:line-height="120%"/>
    </style:style>
    <style:style style:name="T11" style:parent-style-name="Fonteparág.padrão" style:family="text">
      <style:text-properties style:font-name="Bahnschrift" fo:font-weight="bold" style:font-weight-asian="bold" fo:color="#000000"/>
    </style:style>
    <style:style style:name="P12" style:parent-style-name="Textbody" style:family="paragraph">
      <style:paragraph-properties fo:text-align="center" fo:margin-bottom="0in" fo:line-height="120%"/>
    </style:style>
    <style:style style:name="T13" style:parent-style-name="Fonteparág.padrão" style:family="text">
      <style:text-properties style:font-name="Bahnschrift" style:font-weight-complex="bold" fo:color="#000000"/>
    </style:style>
    <style:style style:name="T14" style:parent-style-name="Fonteparág.padrão" style:family="text">
      <style:text-properties style:font-name="Bahnschrift" style:font-weight-complex="bold" fo:color="#000000"/>
    </style:style>
    <style:style style:name="T15" style:parent-style-name="Fonteparág.padrão" style:family="text">
      <style:text-properties style:font-name="Bahnschrift" style:font-weight-complex="bold" fo:color="#000000"/>
    </style:style>
    <style:style style:name="T16" style:parent-style-name="Fonteparág.padrão" style:family="text">
      <style:text-properties style:font-name="Bahnschrift" style:font-weight-complex="bold" fo:color="#000000"/>
    </style:style>
    <style:style style:name="P17" style:parent-style-name="Normal" style:family="paragraph">
      <style:text-properties text:display="none"/>
    </style:style>
    <style:style style:name="TableColumn19" style:family="table-column">
      <style:table-column-properties style:column-width="3.7604in" style:use-optimal-column-width="false"/>
    </style:style>
    <style:style style:name="TableColumn20" style:family="table-column">
      <style:table-column-properties style:column-width="3.8333in" style:use-optimal-column-width="false"/>
    </style:style>
    <style:style style:name="Table18" style:family="table">
      <style:table-properties style:width="7.5937in" fo:margin-left="-0.412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4" style:family="table-column">
      <style:table-column-properties style:column-width="3.7118in"/>
    </style:style>
    <style:style style:name="Table23" style:family="table">
      <style:table-properties style:width="3.711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27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2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3.7173in"/>
    </style:style>
    <style:style style:name="Table30" style:family="table">
      <style:table-properties style:width="3.7173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34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35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36" style:parent-style-name="Normal" style:family="paragraph">
      <style:text-properties text:display="none"/>
    </style:style>
    <style:style style:name="TableColumn38" style:family="table-column">
      <style:table-column-properties style:column-width="3.7604in" style:use-optimal-column-width="false"/>
    </style:style>
    <style:style style:name="TableColumn39" style:family="table-column">
      <style:table-column-properties style:column-width="3.8333in" style:use-optimal-column-width="false"/>
    </style:style>
    <style:style style:name="Table37" style:family="table">
      <style:table-properties style:width="7.5937in" fo:margin-left="-0.412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TableColumn43" style:family="table-column">
      <style:table-column-properties style:column-width="3.7118in"/>
    </style:style>
    <style:style style:name="Table42" style:family="table">
      <style:table-properties style:width="3.7118in" fo:margin-left="0in" table:align="left"/>
    </style:style>
    <style:style style:name="TableRow44" style:family="table-row">
      <style:table-row-properties style:min-row-height="0.177in"/>
    </style:style>
    <style:style style:name="TableCell45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46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47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50" style:family="table-column">
      <style:table-column-properties style:column-width="3.7173in"/>
    </style:style>
    <style:style style:name="Table49" style:family="table">
      <style:table-properties style:width="3.717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53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54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55" style:parent-style-name="Normal" style:family="paragraph">
      <style:text-properties text:display="none"/>
    </style:style>
    <style:style style:name="TableColumn57" style:family="table-column">
      <style:table-column-properties style:column-width="2.6562in" style:use-optimal-column-width="false"/>
    </style:style>
    <style:style style:name="TableColumn58" style:family="table-column">
      <style:table-column-properties style:column-width="2.2291in" style:use-optimal-column-width="false"/>
    </style:style>
    <style:style style:name="TableColumn59" style:family="table-column">
      <style:table-column-properties style:column-width="2.7187in" style:use-optimal-column-width="false"/>
    </style:style>
    <style:style style:name="Table56" style:family="table">
      <style:table-properties style:width="7.6041in" fo:margin-left="-0.4229in" table:align="left"/>
    </style:style>
    <style:style style:name="TableRow60" style:family="table-row">
      <style:table-row-properties style:min-row-height="0.3958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TableColumn63" style:family="table-column">
      <style:table-column-properties style:column-width="2.5402in"/>
    </style:style>
    <style:style style:name="Table62" style:family="table">
      <style:table-properties style:width="2.5402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66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67" style:parent-style-name="Textbody" style:family="paragraph">
      <style:paragraph-properties fo:widows="0" fo:orphans="0" fo:text-align="center" fo:margin-bottom="0in" fo:line-height="120%"/>
      <style:text-properties style:font-name="Bahnschrift" fo:color="#000000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2.1131in"/>
    </style:style>
    <style:style style:name="Table69" style:family="table">
      <style:table-properties style:width="2.1131in" fo:margin-left="0in" table:align="left"/>
    </style:style>
    <style:style style:name="TableRow71" style:family="table-row">
      <style:table-row-properties style:min-row-height="0.2395in"/>
    </style:style>
    <style:style style:name="TableCell72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73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74" style:parent-style-name="Textbody" style:family="paragraph">
      <style:paragraph-properties fo:widows="0" fo:orphans="0" fo:text-align="center" fo:margin-bottom="0in" fo:line-height="120%"/>
      <style:text-properties style:font-name="Bahnschrift" fo:color="#000000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TableColumn77" style:family="table-column">
      <style:table-column-properties style:column-width="2.6027in"/>
    </style:style>
    <style:style style:name="Table76" style:family="table">
      <style:table-properties style:width="2.6027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80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81" style:parent-style-name="Textbody" style:family="paragraph">
      <style:paragraph-properties fo:widows="0" fo:orphans="0" fo:text-align="center" fo:margin-bottom="0in" fo:line-height="120%"/>
      <style:text-properties style:font-name="Bahnschrift" fo:color="#000000"/>
    </style:style>
    <style:style style:name="P82" style:parent-style-name="Normal" style:family="paragraph">
      <style:text-properties text:display="none"/>
    </style:style>
    <style:style style:name="TableColumn84" style:family="table-column">
      <style:table-column-properties style:column-width="7.5604in" style:use-optimal-column-width="false"/>
    </style:style>
    <style:style style:name="Table83" style:family="table">
      <style:table-properties style:width="7.5604in" fo:margin-left="-0.4125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87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8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89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olumn91" style:family="table-column">
      <style:table-column-properties style:column-width="7.5604in" style:use-optimal-column-width="false"/>
    </style:style>
    <style:style style:name="Table90" style:family="table">
      <style:table-properties style:width="7.5604in" fo:margin-left="-0.412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94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95" style:parent-style-name="Normal" style:family="paragraph">
      <style:text-properties text:display="none"/>
    </style:style>
    <style:style style:name="TableColumn97" style:family="table-column">
      <style:table-column-properties style:column-width="7.5604in" style:use-optimal-column-width="false"/>
    </style:style>
    <style:style style:name="Table96" style:family="table">
      <style:table-properties style:width="7.5604in" fo:margin-left="-0.4125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.0194in" fo:padding-left="0.0194in" fo:padding-bottom="0.0194in" fo:padding-right="0.0194in"/>
    </style:style>
    <style:style style:name="P100" style:parent-style-name="Textbody" style:family="paragraph">
      <style:paragraph-properties fo:widows="0" fo:orphans="0" fo:text-align="justify" fo:margin-bottom="0in" fo:line-height="120%"/>
    </style:style>
    <style:style style:name="T101" style:parent-style-name="Fonteparág.padrão" style:family="text">
      <style:text-properties style:font-name="Bahnschrift" fo:font-style="italic" style:font-style-asian="italic" style:font-style-complex="italic" fo:color="#000000"/>
    </style:style>
    <style:style style:name="T102" style:parent-style-name="Fonteparág.padrão" style:family="text">
      <style:text-properties style:font-name="Bahnschrift" fo:color="#000000"/>
    </style:style>
    <style:style style:name="T103" style:parent-style-name="Fonteparág.padrão" style:family="text">
      <style:text-properties style:font-name="Bahnschrift"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194in" fo:padding-left="0.0194in" fo:padding-bottom="0.0194in" fo:padding-right="0.0194in"/>
    </style:style>
    <style:style style:name="P106" style:parent-style-name="Textbody" style:family="paragraph">
      <style:paragraph-properties fo:widows="0" fo:orphans="0" fo:text-align="justify" fo:margin-bottom="0in" fo:line-height="120%"/>
      <style:text-properties style:font-name="Bahnschrift" fo:font-style="italic" style:font-style-asian="italic" style:font-style-complex="italic" fo:color="#000000"/>
    </style:style>
    <style:style style:name="TableColumn108" style:family="table-column">
      <style:table-column-properties style:column-width="7.5604in" style:use-optimal-column-width="false"/>
    </style:style>
    <style:style style:name="Table107" style:family="table">
      <style:table-properties style:width="7.5604in" fo:margin-left="-0.4125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111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FFFFFF" fo:font-size="18pt" style:font-size-asian="18pt" style:font-size-complex="18pt"/>
    </style:style>
    <style:style style:name="P112" style:parent-style-name="Normal" style:family="paragraph">
      <style:text-properties text:display="none"/>
    </style:style>
    <style:style style:name="TableColumn114" style:family="table-column">
      <style:table-column-properties style:column-width="0.5756in" style:use-optimal-column-width="false"/>
    </style:style>
    <style:style style:name="TableColumn115" style:family="table-column">
      <style:table-column-properties style:column-width="4.9319in" style:use-optimal-column-width="false"/>
    </style:style>
    <style:style style:name="TableColumn116" style:family="table-column">
      <style:table-column-properties style:column-width="2.0527in" style:use-optimal-column-width="false"/>
    </style:style>
    <style:style style:name="Table113" style:family="table">
      <style:table-properties style:width="7.5604in" fo:margin-left="-0.4125in" table:align="left"/>
    </style:style>
    <style:style style:name="TableRow117" style:family="table-row">
      <style:table-row-properties style:min-row-height="0.1979in" style:use-optimal-row-height="false"/>
    </style:style>
    <style:style style:name="TableCell118" style:family="table-cell">
      <style:table-cell-properties fo:border-top="0.0069in solid #000000" fo:border-left="0.0069in solid #000000" fo:border-bottom="none" fo:border-right="none" style:writing-mode="lr-tb" fo:padding-top="0.0194in" fo:padding-left="0.0194in" fo:padding-bottom="0.0194in" fo:padding-right="0.0194in"/>
    </style:style>
    <style:style style:name="P119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000000"/>
    </style:style>
    <style:style style:name="TableCell120" style:family="table-cell">
      <style:table-cell-properties fo:border-top="0.0069in solid #000000" fo:border-left="0.0069in solid #000000" fo:border-bottom="none" fo:border-right="none" style:writing-mode="lr-tb" fo:padding-top="0.0194in" fo:padding-left="0.0194in" fo:padding-bottom="0.0194in" fo:padding-right="0.0194in"/>
    </style:style>
    <style:style style:name="P121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000000"/>
    </style:style>
    <style:style style:name="TableCell122" style:family="table-cell">
      <style:table-cell-properties fo:border-top="0.0069in solid #000000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23" style:parent-style-name="Standard" style:family="paragraph">
      <style:paragraph-properties fo:widows="0" fo:orphans="0" fo:text-align="center" fo:line-height="120%"/>
    </style:style>
    <style:style style:name="T124" style:parent-style-name="Fonteparág.padrão" style:family="text">
      <style:text-properties style:font-name="Bahnschrift" fo:font-weight="bold" style:font-weight-asian="bold" fo:color="#000000"/>
    </style:style>
    <style:style style:name="TableRow125" style:family="table-row">
      <style:table-row-properties style:min-row-height="0.6847in" style:use-optimal-row-height="false"/>
    </style:style>
    <style:style style:name="TableCell126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27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2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2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30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31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32" style:parent-style-name="Standard" style:family="paragraph">
      <style:paragraph-properties fo:widows="0" fo:orphans="0" fo:line-height="120%"/>
    </style:style>
    <style:style style:name="T133" style:parent-style-name="Fonteparág.padrão" style:family="text">
      <style:text-properties style:font-name="Bahnschrift" fo:color="#000000"/>
    </style:style>
    <style:style style:name="P134" style:parent-style-name="Standard" style:family="paragraph">
      <style:paragraph-properties fo:widows="0" fo:orphans="0" fo:line-height="120%"/>
      <style:text-properties style:font-name="Bahnschrift" fo:font-style="italic" style:font-style-asian="italic" style:font-style-complex="italic" fo:color="#000000"/>
    </style:style>
    <style:style style:name="P135" style:parent-style-name="Standard" style:family="paragraph">
      <style:paragraph-properties fo:widows="0" fo:orphans="0" fo:line-height="120%"/>
    </style:style>
    <style:style style:name="T136" style:parent-style-name="Fonteparág.padrão" style:family="text">
      <style:text-properties style:font-name="Bahnschrift" fo:color="#000000"/>
    </style:style>
    <style:style style:name="TableCell137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3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39" style:parent-style-name="Standard" style:family="paragraph">
      <style:paragraph-properties fo:widows="0" fo:orphans="0" fo:text-align="center" fo:line-height="120%"/>
      <style:text-properties style:font-name="Bahnschrift" fo:font-style="italic" style:font-style-asian="italic" style:font-style-complex="italic" fo:color="#000000"/>
    </style:style>
    <style:style style:name="P140" style:parent-style-name="Standard" style:family="paragraph">
      <style:paragraph-properties fo:widows="0" fo:orphans="0" fo:text-align="center" fo:line-height="120%"/>
      <style:text-properties style:font-name="Bahnschrift" fo:font-style="italic" style:font-style-asian="italic" style:font-style-complex="italic" fo:color="#000000"/>
    </style:style>
    <style:style style:name="P141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42" style:family="table-row">
      <style:table-row-properties style:min-row-height="0.1979in" style:use-optimal-row-height="false"/>
    </style:style>
    <style:style style:name="TableCell143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4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45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46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TableCell147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48" style:parent-style-name="Standard" style:family="paragraph">
      <style:paragraph-properties fo:widows="0" fo:orphans="0" fo:line-height="120%"/>
      <style:text-properties style:font-name="Bahnschrift" fo:color="#000000"/>
    </style:style>
    <style:style style:name="TableRow149" style:family="table-row">
      <style:table-row-properties style:min-row-height="0.1979in" style:use-optimal-row-height="false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1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52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3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54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5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56" style:family="table-row">
      <style:table-row-properties style:min-row-height="0.1979in" style:use-optimal-row-height="false"/>
    </style:style>
    <style:style style:name="TableCell157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0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61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6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63" style:family="table-row">
      <style:table-row-properties style:min-row-height="0.1979in" style:use-optimal-row-height="false"/>
    </style:style>
    <style:style style:name="TableCell164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66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7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68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6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70" style:family="table-row">
      <style:table-row-properties style:min-row-height="0.1979in" style:use-optimal-row-height="false"/>
    </style:style>
    <style:style style:name="TableCell171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7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73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74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75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7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77" style:family="table-row">
      <style:table-row-properties style:min-row-height="0.1979in" style:use-optimal-row-height="false"/>
    </style:style>
    <style:style style:name="TableCell178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7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80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1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82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8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84" style:family="table-row">
      <style:table-row-properties style:min-row-height="0.1979in" style:use-optimal-row-height="false"/>
    </style:style>
    <style:style style:name="TableCell185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87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89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90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91" style:family="table-row">
      <style:table-row-properties style:min-row-height="0.1979in" style:use-optimal-row-height="false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9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94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95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196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97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9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99" style:family="table-row">
      <style:table-row-properties style:min-row-height="0.1979in"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194in" fo:padding-left="0.0194in" fo:padding-bottom="0.0194in" fo:padding-right="0.0194in"/>
    </style:style>
    <style:style style:name="P201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194in" fo:padding-left="0.0194in" fo:padding-bottom="0.0194in" fo:padding-right="0.0194in"/>
    </style:style>
    <style:style style:name="P207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0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09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10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211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21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olumn218" style:family="table-column">
      <style:table-column-properties style:column-width="7.5604in" style:use-optimal-column-width="false"/>
    </style:style>
    <style:style style:name="Table217" style:family="table">
      <style:table-properties style:width="7.5604in" fo:margin-left="-0.4125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21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22" style:parent-style-name="Normal" style:family="paragraph">
      <style:text-properties text:display="none"/>
    </style:style>
    <style:style style:name="TableColumn224" style:family="table-column">
      <style:table-column-properties style:column-width="7.5604in" style:use-optimal-column-width="false"/>
    </style:style>
    <style:style style:name="Table223" style:family="table">
      <style:table-properties style:width="7.5604in" fo:margin-left="-0.4125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fo:padding-top="0.0194in" fo:padding-left="0.0194in" fo:padding-bottom="0.0194in" fo:padding-right="0.0194in"/>
    </style:style>
    <style:style style:name="P227" style:parent-style-name="Textbody" style:list-style-name="LFO1" style:family="paragraph">
      <style:paragraph-properties fo:widows="0" fo:orphans="0" fo:margin-bottom="0in" fo:line-height="100%" fo:margin-left="0in" fo:text-indent="0in">
        <style:tab-stops/>
      </style:paragraph-properties>
      <style:text-properties style:font-name="Bahnschrift" fo:color="#000000"/>
    </style:style>
    <style:style style:name="P228" style:parent-style-name="Textbody" style:list-style-name="LFO1" style:family="paragraph">
      <style:paragraph-properties fo:widows="0" fo:orphans="0" fo:margin-bottom="0in" fo:line-height="100%" fo:margin-left="0in" fo:text-indent="0in">
        <style:tab-stops/>
      </style:paragraph-properties>
    </style:style>
    <style:style style:name="T229" style:parent-style-name="Fonteparág.padrão" style:family="text">
      <style:text-properties style:font-name="Bahnschrift" fo:color="#000000"/>
    </style:style>
    <style:style style:name="TableColumn231" style:family="table-column">
      <style:table-column-properties style:column-width="7.5604in" style:use-optimal-column-width="false"/>
    </style:style>
    <style:style style:name="Table230" style:family="table">
      <style:table-properties style:width="7.5604in" fo:margin-left="-0.4125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34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35" style:parent-style-name="Normal" style:family="paragraph">
      <style:text-properties text:display="none"/>
    </style:style>
    <style:style style:name="TableColumn237" style:family="table-column">
      <style:table-column-properties style:column-width="7.5604in" style:use-optimal-column-width="false"/>
    </style:style>
    <style:style style:name="Table236" style:family="table">
      <style:table-properties style:width="7.5604in" fo:margin-left="-0.4125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none" style:writing-mode="lr-tb" fo:padding-top="0.0194in" fo:padding-left="0.0194in" fo:padding-bottom="0.0194in" fo:padding-right="0.0194in"/>
    </style:style>
    <style:style style:name="P240" style:parent-style-name="Standard" style:list-style-name="LFO2" style:family="paragraph">
      <style:paragraph-properties fo:widows="0" fo:orphans="0"/>
    </style:style>
    <style:style style:name="T241" style:parent-style-name="Fonteparág.padrão" style:family="text">
      <style:text-properties style:font-name="Bahnschrift" fo:color="#000000"/>
    </style:style>
    <style:style style:name="P242" style:parent-style-name="Standard" style:list-style-name="LFO2" style:family="paragraph">
      <style:paragraph-properties fo:widows="0" fo:orphans="0"/>
    </style:style>
    <style:style style:name="T243" style:parent-style-name="Fonteparág.padrão" style:family="text">
      <style:text-properties style:font-name="Bahnschrift" fo:color="#000000"/>
    </style:style>
    <style:style style:name="T244" style:parent-style-name="Fonteparág.padrão" style:family="text">
      <style:text-properties style:font-name="Bahnschrift" fo:color="#000000"/>
    </style:style>
    <style:style style:name="P245" style:parent-style-name="Standard" style:list-style-name="LFO2" style:family="paragraph">
      <style:paragraph-properties fo:widows="0" fo:orphans="0"/>
    </style:style>
    <style:style style:name="T246" style:parent-style-name="Fonteparág.padrão" style:family="text">
      <style:text-properties style:font-name="Bahnschrift" fo:color="#000000"/>
    </style:style>
    <style:style style:name="T247" style:parent-style-name="Fonteparág.padrão" style:family="text">
      <style:text-properties style:font-name="Bahnschrift" fo:color="#000000"/>
    </style:style>
    <style:style style:name="T248" style:parent-style-name="Fonteparág.padrão" style:family="text">
      <style:text-properties style:font-name="Bahnschrift" fo:color="#000000"/>
    </style:style>
    <style:style style:name="T249" style:parent-style-name="Fonteparág.padrão" style:family="text">
      <style:text-properties style:font-name="Bahnschrift" fo:color="#000000"/>
    </style:style>
    <style:style style:name="P250" style:parent-style-name="Standard" style:family="paragraph">
      <style:paragraph-properties fo:widows="0" fo:orphans="0" fo:margin-left="0.5in">
        <style:tab-stops/>
      </style:paragraph-properties>
    </style:style>
    <style:style style:name="TableColumn252" style:family="table-column">
      <style:table-column-properties style:column-width="7.5604in" style:use-optimal-column-width="false"/>
    </style:style>
    <style:style style:name="Table251" style:family="table">
      <style:table-properties style:width="7.5604in" fo:margin-left="-0.4125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55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56" style:parent-style-name="Normal" style:family="paragraph">
      <style:text-properties text:display="none"/>
    </style:style>
    <style:style style:name="TableColumn258" style:family="table-column">
      <style:table-column-properties style:column-width="7.5604in" style:use-optimal-column-width="false"/>
    </style:style>
    <style:style style:name="Table257" style:family="table">
      <style:table-properties style:width="7.5604in" fo:margin-left="-0.4125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fo:padding-top="0.0194in" fo:padding-left="0.0194in" fo:padding-bottom="0.0194in" fo:padding-right="0.0194in"/>
    </style:style>
    <style:style style:name="P261" style:parent-style-name="Standard" style:list-style-name="LFO3" style:family="paragraph">
      <style:paragraph-properties fo:widows="0" fo:orphans="0" fo:text-align="justify"/>
    </style:style>
    <style:style style:name="T262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63" style:parent-style-name="Fonteparág.padrão" style:family="text">
      <style:text-properties style:font-name="Bahnschrift" fo:color="#000000"/>
    </style:style>
    <style:style style:name="T264" style:parent-style-name="Fonteparág.padrão" style:family="text">
      <style:text-properties style:font-name="Bahnschrift" fo:color="#000000"/>
    </style:style>
    <style:style style:name="T265" style:parent-style-name="Fonteparág.padrão" style:family="text">
      <style:text-properties style:font-name="Bahnschrift" fo:color="#000000" style:text-position="super 58.3%"/>
    </style:style>
    <style:style style:name="T266" style:parent-style-name="Fonteparág.padrão" style:family="text">
      <style:text-properties style:font-name="Bahnschrift" fo:color="#000000"/>
    </style:style>
    <style:style style:name="T267" style:parent-style-name="Fonteparág.padrão" style:family="text">
      <style:text-properties style:font-name="Bahnschrift" fo:color="#000000"/>
    </style:style>
    <style:style style:name="P268" style:parent-style-name="Standard" style:family="paragraph">
      <style:paragraph-properties fo:widows="0" fo:orphans="0" fo:text-align="justify" fo:margin-left="0.5in">
        <style:tab-stops/>
      </style:paragraph-properties>
      <style:text-properties style:font-name="Bahnschrift" fo:color="#000000"/>
    </style:style>
    <style:style style:name="P269" style:parent-style-name="Standard" style:list-style-name="LFO3" style:family="paragraph">
      <style:paragraph-properties fo:widows="0" fo:orphans="0" fo:text-align="justify"/>
    </style:style>
    <style:style style:name="T270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71" style:parent-style-name="Fonteparág.padrão" style:family="text">
      <style:text-properties style:font-name="Bahnschrift" fo:color="#000000"/>
    </style:style>
    <style:style style:name="T272" style:parent-style-name="Fonteparág.padrão" style:family="text">
      <style:text-properties style:font-name="Bahnschrift" fo:color="#000000"/>
    </style:style>
    <style:style style:name="T273" style:parent-style-name="Fonteparág.padrão" style:family="text">
      <style:text-properties style:font-name="Bahnschrift" fo:color="#000000"/>
    </style:style>
    <style:style style:name="P274" style:parent-style-name="ParágrafodaLista" style:family="paragraph">
      <style:text-properties style:font-name="Bahnschrift" fo:color="#000000"/>
    </style:style>
    <style:style style:name="P275" style:parent-style-name="Standard" style:family="paragraph">
      <style:paragraph-properties fo:widows="0" fo:orphans="0" fo:text-align="justify" fo:margin-left="0.5in">
        <style:tab-stops/>
      </style:paragraph-properties>
      <style:text-properties style:font-name="Bahnschrift" fo:color="#000000"/>
    </style:style>
    <style:style style:name="P276" style:parent-style-name="Standard" style:list-style-name="LFO3" style:family="paragraph">
      <style:paragraph-properties fo:widows="0" fo:orphans="0" fo:text-align="justify"/>
    </style:style>
    <style:style style:name="T277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78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79" style:parent-style-name="Fonteparág.padrão" style:family="text">
      <style:text-properties style:font-name="Bahnschrift" fo:color="#000000"/>
    </style:style>
    <style:style style:name="T280" style:parent-style-name="Fonteparág.padrão" style:family="text">
      <style:text-properties style:font-name="Bahnschrift" fo:color="#000000"/>
    </style:style>
    <style:style style:name="P281" style:parent-style-name="Standard" style:family="paragraph">
      <style:paragraph-properties fo:widows="0" fo:orphans="0" fo:text-align="justify" fo:margin-left="0.5in">
        <style:tab-stops/>
      </style:paragraph-properties>
    </style:style>
    <style:style style:name="P282" style:parent-style-name="Standard" style:list-style-name="LFO3" style:family="paragraph">
      <style:paragraph-properties fo:widows="0" fo:orphans="0" fo:text-align="justify"/>
    </style:style>
    <style:style style:name="T283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4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5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6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7" style:parent-style-name="Fonteparág.padrão" style:family="text">
      <style:text-properties style:font-name="Bahnschrift" fo:color="#000000"/>
    </style:style>
    <style:style style:name="T288" style:parent-style-name="Fonteparág.padrão" style:family="text">
      <style:text-properties style:font-name="Bahnschrift" fo:color="#000000"/>
    </style:style>
    <style:style style:name="T289" style:parent-style-name="Fonteparág.padrão" style:family="text">
      <style:text-properties style:font-name="Bahnschrift"/>
    </style:style>
    <style:style style:name="T290" style:parent-style-name="Fonteparág.padrão" style:family="text">
      <style:text-properties style:font-name="Bahnschri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fo:padding-top="0.0194in" fo:padding-left="0.0194in" fo:padding-bottom="0.0194in" fo:padding-right="0.0194in"/>
    </style:style>
    <style:style style:name="P293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writing-mode="lr-tb" fo:padding-top="0.0194in" fo:padding-left="0.0194in" fo:padding-bottom="0.0194in" fo:padding-right="0.0194in"/>
    </style:style>
    <style:style style:name="P296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none" style:writing-mode="lr-tb" fo:padding-top="0.0194in" fo:padding-left="0.0194in" fo:padding-bottom="0.0194in" fo:padding-right="0.0194in"/>
    </style:style>
    <style:style style:name="P299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.0194in" fo:padding-left="0.0194in" fo:padding-bottom="0.0194in" fo:padding-right="0.0194in"/>
    </style:style>
    <style:style style:name="P302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P303" style:parent-style-name="Standard" style:family="paragraph">
      <style:paragraph-properties fo:text-align="center" fo:margin-top="0.1652in" fo:margin-bottom="0.1375in"/>
    </style:style>
    <style:style style:name="T304" style:parent-style-name="Fonteparág.padrão" style:family="text">
      <style:text-properties style:font-name="Bahnschrift" fo:font-style="italic" style:font-style-asian="italic"/>
    </style:style>
    <style:style style:name="T305" style:parent-style-name="Fonteparág.padrão" style:family="text">
      <style:text-properties style:font-name="Bahnschrift" fo:font-style="italic" style:font-style-asian="italic" fo:color="#000000"/>
    </style:style>
    <style:style style:name="P306" style:parent-style-name="Standard" style:family="paragraph">
      <style:paragraph-properties fo:text-align="center" fo:margin-top="0.1652in" fo:margin-bottom="0.1375in"/>
      <style:text-properties style:font-name="Bahnschrift" style:font-weight-complex="bold" fo:font-style="italic" style:font-style-asian="italic" fo:color="#000000" style:font-size-complex="18pt"/>
    </style:style>
    <style:style style:name="P307" style:parent-style-name="Standard" style:family="paragraph">
      <style:paragraph-properties fo:text-align="center" fo:margin-top="0.1652in" fo:margin-bottom="0.1375in"/>
    </style:style>
    <style:style style:name="P308" style:parent-style-name="Normal" style:family="paragraph">
      <style:paragraph-properties fo:text-align="center" fo:margin-bottom="0.0555in" fo:line-height="90%"/>
    </style:style>
    <style:style style:name="T309" style:parent-style-name="Fonteparág.padrão" style:family="text">
      <style:text-properties style:font-name="Calibri" fo:color="#FFFFFF" fo:font-size="9pt" style:font-size-asian="9pt" style:font-size-complex="9pt"/>
    </style:style>
    <style:style style:name="P310" style:parent-style-name="Normal" style:family="paragraph">
      <style:paragraph-properties fo:text-align="center" fo:margin-bottom="0.0555in" fo:line-height="90%"/>
    </style:style>
    <style:style style:name="T311" style:parent-style-name="Fonteparág.padrão" style:family="text">
      <style:text-properties style:font-name="Calibri" fo:color="#FFFFFF" fo:font-size="9pt" style:font-size-asian="9pt" style:font-size-complex="9pt"/>
    </style:style>
    <style:style style:name="P312" style:parent-style-name="Normal" style:family="paragraph">
      <style:paragraph-properties fo:text-align="center" fo:margin-bottom="0.0555in" fo:line-height="90%"/>
    </style:style>
    <style:style style:name="T313" style:parent-style-name="Fonteparág.padrão" style:family="text">
      <style:text-properties style:font-name="Calibri" fo:color="#FFFFFF" fo:font-size="9pt" style:font-size-asian="9pt" style:font-size-complex="9pt"/>
    </style:style>
    <style:style style:name="P314" style:parent-style-name="Normal" style:family="paragraph">
      <style:paragraph-properties fo:text-align="center" fo:margin-bottom="0.0555in" fo:line-height="90%"/>
    </style:style>
    <style:style style:name="T315" style:parent-style-name="Fonteparág.padrão" style:family="text">
      <style:text-properties style:font-name="Calibri" fo:color="#FFFFFF" fo:font-size="9pt" style:font-size-asian="9pt" style:font-size-complex="9pt"/>
    </style:style>
    <style:style style:name="P316" style:parent-style-name="Normal" style:family="paragraph">
      <style:paragraph-properties fo:text-align="center" fo:margin-bottom="0.0555in" fo:line-height="90%"/>
    </style:style>
    <style:style style:name="T317" style:parent-style-name="Fonteparág.padrão" style:family="text">
      <style:text-properties style:font-name="Calibri" fo:color="#FFFFFF" fo:font-size="9pt" style:font-size-asian="9pt" style:font-size-complex="9pt"/>
    </style:style>
    <style:style style:name="P318" style:parent-style-name="Normal" style:family="paragraph">
      <style:paragraph-properties fo:text-align="center" fo:margin-bottom="0.0555in" fo:line-height="90%"/>
    </style:style>
    <style:style style:name="T319" style:parent-style-name="Fonteparág.padrão" style:family="text">
      <style:text-properties style:font-name="Calibri" fo:color="#FFFFFF" fo:font-size="9pt" style:font-size-asian="9pt" style:font-size-complex="9pt"/>
    </style:style>
    <style:style style:name="P320" style:parent-style-name="Normal" style:family="paragraph">
      <style:paragraph-properties fo:text-align="center" fo:margin-bottom="0.0555in" fo:line-height="90%"/>
    </style:style>
    <style:style style:name="T321" style:parent-style-name="Fonteparág.padrão" style:family="text">
      <style:text-properties style:font-name="Calibri" fo:color="#FFFFFF" fo:font-size="9pt" style:font-size-asian="9pt" style:font-size-complex="9pt"/>
    </style:style>
    <style:style style:name="P322" style:parent-style-name="Normal" style:family="paragraph">
      <style:paragraph-properties fo:text-align="center" fo:margin-bottom="0.0555in" fo:line-height="90%"/>
    </style:style>
    <style:style style:name="T323" style:parent-style-name="Fonteparág.padrão" style:family="text">
      <style:text-properties style:font-name="Calibri" fo:color="#FFFFFF" fo:font-size="9pt" style:font-size-asian="9pt" style:font-size-complex="9pt"/>
    </style:style>
    <style:style style:name="P324" style:parent-style-name="Normal" style:family="paragraph">
      <style:paragraph-properties fo:text-align="center" fo:margin-bottom="0.0555in" fo:line-height="90%"/>
    </style:style>
    <style:style style:name="T325" style:parent-style-name="Fonteparág.padrão" style:family="text">
      <style:text-properties style:font-name="Calibri" fo:color="#FFFFFF" fo:font-size="9pt" style:font-size-asian="9pt" style:font-size-complex="9pt"/>
    </style:style>
    <style:style style:name="P326" style:parent-style-name="Normal" style:family="paragraph">
      <style:paragraph-properties fo:text-align="center" fo:margin-bottom="0.0555in" fo:line-height="90%"/>
    </style:style>
    <style:style style:name="T327" style:parent-style-name="Fonteparág.padrão" style:family="text">
      <style:text-properties style:font-name="Calibri" fo:color="#FFFFFF" fo:font-size="9pt" style:font-size-asian="9pt" style:font-size-complex="9pt"/>
    </style:style>
    <style:style style:name="P328" style:parent-style-name="Normal" style:family="paragraph">
      <style:paragraph-properties fo:text-align="center" fo:margin-bottom="0.0555in" fo:line-height="90%"/>
    </style:style>
    <style:style style:name="T329" style:parent-style-name="Fonteparág.padrão" style:family="text">
      <style:text-properties style:font-name="Calibri" fo:color="#FFFFFF" fo:font-size="9pt" style:font-size-asian="9pt" style:font-size-complex="9pt"/>
    </style:style>
    <style:style style:name="P330" style:parent-style-name="Normal" style:family="paragraph">
      <style:paragraph-properties fo:text-align="center" fo:margin-bottom="0.0555in" fo:line-height="90%"/>
    </style:style>
    <style:style style:name="T331" style:parent-style-name="Fonteparág.padrão" style:family="text">
      <style:text-properties style:font-name="Calibri" fo:color="#FFFFFF" fo:font-size="9pt" style:font-size-asian="9pt" style:font-size-complex="9pt"/>
    </style:style>
    <style:style style:name="P332" style:parent-style-name="Normal" style:family="paragraph">
      <style:paragraph-properties fo:text-align="center" fo:margin-bottom="0.0555in" fo:line-height="90%"/>
    </style:style>
    <style:style style:name="T333" style:parent-style-name="Fonteparág.padrão" style:family="text">
      <style:text-properties style:font-name="Calibri" fo:color="#FFFFFF" fo:font-size="9pt" style:font-size-asian="9pt" style:font-size-complex="9pt"/>
    </style:style>
    <style:style style:name="T334" style:parent-style-name="Fonteparág.padrão" style:family="text">
      <style:text-properties style:font-name="Bahnschrift" fo:font-weight="bold" style:font-weight-asian="bold" style:font-weight-complex="bold" fo:color="#000000" fo:font-size="18pt" style:font-size-asian="18pt" style:font-size-complex="18pt"/>
    </style:style>
    <style:style style:name="P335" style:parent-style-name="Standard" style:family="paragraph">
      <style:paragraph-properties fo:text-align="center" fo:margin-top="0.1256in" fo:margin-bottom="0.0979in"/>
      <style:text-properties style:font-name="Bahnschrift" fo:font-weight="bold" style:font-weight-asian="bold" style:font-weight-complex="bold" fo:font-size="18pt" style:font-size-asian="18pt" style:font-size-complex="18pt"/>
    </style:style>
    <style:style style:name="P336" style:parent-style-name="Standard" style:family="paragraph">
      <style:paragraph-properties fo:text-align="center" fo:margin-top="0.1256in" fo:margin-bottom="0.0979in"/>
      <style:text-properties style:font-name="Bahnschrift" fo:font-weight="bold" style:font-weight-asian="bold" style:font-weight-complex="bold" fo:font-size="18pt" style:font-size-asian="18pt" style:font-size-complex="18pt"/>
    </style:style>
    <style:style style:family="graphic" style:name="a51">
      <style:graphic-properties style:wrap="run-through" style:run-through="background" style:horizontal-rel="page-content" style:vertical-rel="paragraph" style:horizontal-pos="center" style:vertical-pos="from-top"/>
    </style:style>
    <style:style style:family="graphic" style:name="a20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19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18622in" fo:padding-bottom="0.18622in" fo:padding-left="2.09646in" fo:padding-right="2.09646in" draw:textarea-vertical-align="middle" draw:textarea-horizontal-align="center" draw:fill="none" draw:stroke="solid" svg:stroke-width="0.00709in" svg:stroke-color="#ed7d31" draw:marker-end="a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23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2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27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4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.18622in" fo:padding-bottom="0.18622in" fo:padding-left="2.09646in" fo:padding-right="2.09646in" draw:textarea-vertical-align="middle" draw:textarea-horizontal-align="center" draw:fill="none" draw:stroke="solid" svg:stroke-width="0.00709in" svg:stroke-color="#ed7d31" draw:marker-end="a4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18622in" fo:padding-bottom="0.18622in" fo:padding-left="2.09646in" fo:padding-right="2.09646in" draw:textarea-vertical-align="middle" draw:textarea-horizontal-align="center" draw:fill="none" draw:stroke="solid" svg:stroke-width="0.00709in" svg:stroke-color="#ed7d31" draw:marker-end="a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11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1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15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1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2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31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18622in" fo:padding-bottom="0.18622in" fo:padding-left="2.09646in" fo:padding-right="2.09646in" draw:textarea-vertical-align="middle" draw:textarea-horizontal-align="center" draw:fill="none" draw:stroke="solid" svg:stroke-width="0.00709in" svg:stroke-color="#ed7d31" draw:marker-end="a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35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.04803in" fo:padding-bottom="0.04803in" fo:padding-left="0.19173in" fo:padding-right="0.19173in" draw:textarea-vertical-align="middle" draw:textarea-horizontal-align="center" draw:fill="none" draw:stroke="solid" svg:stroke-width="0.00709in" svg:stroke-color="#ed7d31" draw:marker-end="a3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7008in" fo:padding-bottom="0.07008in" fo:padding-left="0.07008in" fo:padding-right="0.07008in" draw:textarea-vertical-align="middle" draw:textarea-horizontal-align="center" draw:fill="gradient" draw:fill-gradient-name="a49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bookmark-start text:name="docs-internal-guid-c4193d81-7fff-49ae-5f"/><text:bookmark-end text:name="docs-internal-guid-c4193d81-7fff-49ae-5f"/><text:span text:style-name="T11">Título:<text:s/></text:span></text:p>
            <text:p text:style-name="P12"><text:span text:style-name="T13">Convênio com o<text:s/></text:span><text:span text:style-name="T14">m</text:span><text:span text:style-name="T15">unicípio</text:span><text:span text:style-name="T16"><text:s/>XXX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able:table table:style-name="Table23">
              <table:table-columns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><text:bookmark-start text:name="docs-internal-guid-3d6dd7aa-7fff-9de8-e9"/><text:bookmark-end text:name="docs-internal-guid-3d6dd7aa-7fff-9de8-e9"/>Público-Alvo:</text:p>
                  <text:p text:style-name="P28">População do Município XXXX.</text:p>
                </table:table-cell>
              </table:table-row>
            </table:table>
            <text:p text:style-name="TableContents"/>
          </table:table-cell>
          <table:table-cell table:style-name="TableCell29">
            <table:table table:style-name="Table30">
              <table:table-columns>
                <table:table-column table:style-name="TableColumn31"/>
              </table:table-columns>
              <table:table-row table:style-name="TableRow32">
                <table:table-cell table:style-name="TableCell33">
                  <text:p text:style-name="P34"><text:bookmark-start text:name="docs-internal-guid-c20ac4eb-7fff-e406-67"/><text:bookmark-end text:name="docs-internal-guid-c20ac4eb-7fff-e406-67"/>Órgão/Setor responsável:</text:p>
                  <text:p text:style-name="P35">APO.</text:p>
                </table:table-cell>
              </table:table-row>
            </table:table>
            <text:p text:style-name="TableContents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able:table table:style-name="Table42">
              <table:table-columns>
                <table:table-column table:style-name="TableColumn43"/>
              </table:table-columns>
              <table:table-row table:style-name="TableRow44">
                <table:table-cell table:style-name="TableCell45">
                  <text:p text:style-name="P46"><text:bookmark-start text:name="docs-internal-guid-e0c61735-7fff-27ef-72"/><text:bookmark-end text:name="docs-internal-guid-e0c61735-7fff-27ef-72"/>Data da 1ª edição: </text:p>
                  <text:p text:style-name="P47">14/01/2026.</text:p>
                </table:table-cell>
              </table:table-row>
            </table:table>
            <text:p text:style-name="TableContents"/>
          </table:table-cell>
          <table:table-cell table:style-name="TableCell48">
            <table:table table:style-name="Table49">
              <table:table-columns>
                <table:table-column table:style-name="TableColumn50"/>
              </table:table-columns>
              <table:table-row table:style-name="TableRow51">
                <table:table-cell table:style-name="TableCell52">
                  <text:p text:style-name="P53"><text:bookmark-start text:name="docs-internal-guid-283d217a-7fff-7f79-31"/><text:bookmark-end text:name="docs-internal-guid-283d217a-7fff-7f79-31"/>Data da revisão: </text:p>
                  <text:p text:style-name="P54">14/01/2026. (Semestral)</text:p>
                </table:table-cell>
              </table:table-row>
            </table:table>
            <text:p text:style-name="Normal"/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able:table table:style-name="Table62">
              <table:table-columns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P66"><text:bookmark-start text:name="docs-internal-guid-569c77f1-7fff-ffc5-20"/><text:bookmark-end text:name="docs-internal-guid-569c77f1-7fff-ffc5-20"/>Grau de sigilo:</text:p>
                  <text:p text:style-name="P67">Público.</text:p>
                </table:table-cell>
              </table:table-row>
            </table:table>
            <text:p text:style-name="TableContents"/>
          </table:table-cell>
          <table:table-cell table:style-name="TableCell68">
            <table:table table:style-name="Table69">
              <table:table-columns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P73"><text:bookmark-start text:name="docs-internal-guid-52979153-7fff-3385-42"/><text:bookmark-end text:name="docs-internal-guid-52979153-7fff-3385-42"/>Número: </text:p>
                  <text:p text:style-name="P74">PAP n.º 06.</text:p>
                </table:table-cell>
              </table:table-row>
            </table:table>
            <text:p text:style-name="TableContents"/>
          </table:table-cell>
          <table:table-cell table:style-name="TableCell75">
            <table:table table:style-name="Table76">
              <table:table-columns>
                <table:table-column table:style-name="TableColumn77"/>
              </table:table-columns>
              <table:table-row table:style-name="TableRow78">
                <table:table-cell table:style-name="TableCell79">
                  <text:p text:style-name="P80"><text:bookmark-start text:name="docs-internal-guid-d4da9f6d-7fff-6877-e2"/><text:bookmark-end text:name="docs-internal-guid-d4da9f6d-7fff-6877-e2"/>Versão: </text:p>
                  <text:p text:style-name="P81">1.0</text:p>
                </table:table-cell>
              </table:table-row>
            </table:table>
            <text:p text:style-name="TableContents"/>
          </table:table-cell>
        </table:table-row>
      </table:table>
      <text:p text:style-name="P82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<text:bookmark-start text:name="docs-internal-guid-c9eb4557-7fff-6322-cd"/><text:bookmark-end text:name="docs-internal-guid-c9eb4557-7fff-6322-cd"/>Responsável técnico pela elaboração:</text:p>
            <text:p text:style-name="P88">Capitão Pércia – Chefe da Seção de Captação de Recursos</text:p>
            <text:p text:style-name="P89">2º Tenente Sóstenes – Auxiliar da Seção de Captação de Recursos</text:p>
          </table:table-cell>
        </table:table-row>
      </table:table>
      <text:p text:style-name="Standard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<text:bookmark-start text:name="docs-internal-guid-ffdbd40b-7fff-2770-66"/><text:bookmark-end text:name="docs-internal-guid-ffdbd40b-7fff-2770-66"/>Objetivo do procedimento</text:p>
          </table:table-cell>
        </table:table-row>
      </table:table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bookmark-start text:name="docs-internal-guid-be78affb-7fff-901c-8a"/><text:bookmark-end text:name="docs-internal-guid-be78affb-7fff-901c-8a"/><text:span text:style-name="T101"><text:s text:c="12"/></text:span><text:span text:style-name="T102">Estabelecer os critérios administrativos para formalização dos convênios entre o Corpo de Bombeiros Militar de Alagoas</text:span><text:span text:style-name="T103"><text:s/>e os municípios alagoanos.</text:span></text:p>
          </table:table-cell>
        </table:table-row>
        <table:table-row table:style-name="TableRow104">
          <table:table-cell table:style-name="TableCell105">
            <text:p text:style-name="P106"/>
          </table:table-cell>
        </table:table-row>
      </table:table>
      <text:p text:style-name="Standard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<text:bookmark-start text:name="docs-internal-guid-ad5fd529-7fff-3cb3-d2"/><text:bookmark-end text:name="docs-internal-guid-ad5fd529-7fff-3cb3-d2"/>Sequência de Ações / Responsável</text:p>
          </table:table-cell>
        </table:table-row>
      </table:table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Ordem</text:p>
          </table:table-cell>
          <table:table-cell table:style-name="TableCell120">
            <text:p text:style-name="P121"><text:bookmark-start text:name="docs-internal-guid-2b734f2e-7fff-1c6e-d8"/><text:bookmark-end text:name="docs-internal-guid-2b734f2e-7fff-1c6e-d8"/>Ação</text:p>
          </table:table-cell>
          <table:table-cell table:style-name="TableCell122">
            <text:p text:style-name="P123"><text:bookmark-start text:name="docs-internal-guid-26d2201a-7fff-32e8-a2"/><text:bookmark-end text:name="docs-internal-guid-26d2201a-7fff-32e8-a2"/><text:span text:style-name="T124">Responsável</text:span></text:p>
          </table:table-cell>
        </table:table-row>
        <table:table-row table:style-name="TableRow125">
          <table:table-cell table:style-name="TableCell126">
            <text:p text:style-name="P127">1º</text:p>
            <text:p text:style-name="P128"/>
            <text:p text:style-name="P129"/>
            <text:p text:style-name="P130">2°</text:p>
          </table:table-cell>
          <table:table-cell table:style-name="TableCell131">
            <text:p text:style-name="P132"><text:bookmark-start text:name="docs-internal-guid-8abd9cd4-7fff-7e5f-a4"/><text:bookmark-end text:name="docs-internal-guid-8abd9cd4-7fff-7e5f-a4"/><text:span text:style-name="T133">Instrução: Identificação da necessidade e apresentação da motivação administrativa</text:span></text:p>
            <text:p text:style-name="P134"/>
            <text:p text:style-name="P135"><text:span text:style-name="T136">Elaboração de Minutas</text:span></text:p>
          </table:table-cell>
          <table:table-cell table:style-name="TableCell137">
            <text:p text:style-name="P138">Qualquer setor que verificar a necessidade administrativa</text:p>
            <text:p text:style-name="P139"/>
            <text:p text:style-name="P140"/>
            <text:p text:style-name="P141">Setor Demandante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3º</text:p>
          </table:table-cell>
          <table:table-cell table:style-name="TableCell152">
            <text:p text:style-name="P153">Despachos Internos</text:p>
          </table:table-cell>
          <table:table-cell table:style-name="TableCell154">
            <text:p text:style-name="P155">SCR/APO</text:p>
          </table:table-cell>
        </table:table-row>
        <table:table-row table:style-name="TableRow156">
          <table:table-cell table:style-name="TableCell157">
            <text:p text:style-name="P158">4º</text:p>
          </table:table-cell>
          <table:table-cell table:style-name="TableCell159">
            <text:p text:style-name="P160">Despacho para a Unidade Bombeiro Militar/ Órgão, cuja a área de atuação engloba</text:p>
          </table:table-cell>
          <table:table-cell table:style-name="TableCell161">
            <text:p text:style-name="P162">SCR/APO e OBM demandante</text:p>
          </table:table-cell>
        </table:table-row>
        <table:table-row table:style-name="TableRow163">
          <table:table-cell table:style-name="TableCell164">
            <text:p text:style-name="P165">5º</text:p>
          </table:table-cell>
          <table:table-cell table:style-name="TableCell166">
            <text:p text:style-name="P167">Após retorno, encaminhar para PGE<text:s/>com parecer técnico</text:p>
          </table:table-cell>
          <table:table-cell table:style-name="TableCell168">
            <text:p text:style-name="P169">SCR/APO</text:p>
          </table:table-cell>
        </table:table-row>
        <table:table-row table:style-name="TableRow170">
          <table:table-cell table:style-name="TableCell171">
            <text:p text:style-name="P172">6º</text:p>
          </table:table-cell>
          <table:table-cell table:style-name="TableCell173">
            <text:p text:style-name="P174">Após aprovação jurídica enviar para<text:s/>CPOF</text:p>
          </table:table-cell>
          <table:table-cell table:style-name="TableCell175">
            <text:p text:style-name="P176">SCR/APO</text:p>
          </table:table-cell>
        </table:table-row>
        <table:table-row table:style-name="TableRow177">
          <table:table-cell table:style-name="TableCell178">
            <text:p text:style-name="P179">7º</text:p>
          </table:table-cell>
          <table:table-cell table:style-name="TableCell180">
            <text:p text:style-name="P181">Encaminhamento do processo para SEGOV</text:p>
          </table:table-cell>
          <table:table-cell table:style-name="TableCell182">
            <text:p text:style-name="P183">SCR/APO</text:p>
          </table:table-cell>
        </table:table-row>
        <table:table-row table:style-name="TableRow184">
          <table:table-cell table:style-name="TableCell185">
            <text:p text:style-name="P186">8º</text:p>
          </table:table-cell>
          <table:table-cell table:style-name="TableCell187">
            <text:p text:style-name="P188">Colhimento das assinaturas</text:p>
          </table:table-cell>
          <table:table-cell table:style-name="TableCell189">
            <text:p text:style-name="P190">SCR/APO e OBM<text:s/><text:soft-page-break/>demandante</text:p>
          </table:table-cell>
        </table:table-row>
        <text:soft-page-break/>
        <table:table-row table:style-name="TableRow191">
          <table:table-cell table:style-name="TableCell192">
            <text:p text:style-name="P193">9º</text:p>
          </table:table-cell>
          <table:table-cell table:style-name="TableCell194">
            <text:p text:style-name="P195">Publicação do extrato do termo de convênio</text:p>
            <text:p text:style-name="P196"/>
          </table:table-cell>
          <table:table-cell table:style-name="TableCell197">
            <text:p text:style-name="P198">SCR/APO e<text:s/>GCG</text:p>
          </table:table-cell>
        </table:table-row>
        <table:table-row table:style-name="TableRow199">
          <table:table-cell table:style-name="TableCell200">
            <text:p text:style-name="P201">10º</text:p>
            <text:p text:style-name="P202"/>
            <text:p text:style-name="P203">11°</text:p>
            <text:p text:style-name="P204">12°</text:p>
            <text:p text:style-name="P205">13°</text:p>
          </table:table-cell>
          <table:table-cell table:style-name="TableCell206">
            <text:p text:style-name="P207">Encaminhamento do termo de convênio para os órgãos de controle (ALE, TCE)</text:p>
            <text:p text:style-name="P208">Elaboração de portaria do gestor</text:p>
            <text:p text:style-name="P209">Encaminhamento de processo para unidade do gestor</text:p>
            <text:p text:style-name="P210">Encerramento</text:p>
          </table:table-cell>
          <table:table-cell table:style-name="TableCell211">
            <text:p text:style-name="P212">SCR/APO e GCG</text:p>
            <text:p text:style-name="P213"/>
            <text:p text:style-name="P214">SCR/APO e GCG</text:p>
            <text:p text:style-name="P215">SCR/APO</text:p>
            <text:p text:style-name="P216">SCR/APO</text:p>
          </table:table-cell>
        </table:table-row>
      </table:table>
      <text:p text:style-name="Standard"/>
      <text:p text:style-name="Standard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><text:bookmark-start text:name="docs-internal-guid-106feef8-7fff-ae1a-48"/><text:bookmark-end text:name="docs-internal-guid-106feef8-7fff-ae1a-48"/>Recursos necessários</text:p>
          </table:table-cell>
        </table:table-row>
      </table:table>
      <text:p text:style-name="P222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list text:style-name="LFO1" text:continue-numbering="true">
              <text:list-item>
                <text:p text:style-name="P227">Computador, Impressora;</text:p>
              </text:list-item>
              <text:list-item>
                <text:p text:style-name="P228"><text:span text:style-name="T229">Acesso à internet, sistema interno (Intranet CBMAL) e SEI/AL).</text:span></text:p>
              </text:list-item>
            </text:list>
          </table:table-cell>
        </table:table-row>
      </table:table>
      <text:p text:style-name="Standard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bookmark-start text:name="docs-internal-guid-7c9bf071-7fff-7d39-2a"/><text:bookmark-end text:name="docs-internal-guid-7c9bf071-7fff-7d39-2a"/>Cuidados importantes</text:p>
          </table:table-cell>
        </table:table-row>
      </table:table>
      <text:p text:style-name="P235"/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list text:style-name="LFO2" text:continue-numbering="true">
              <text:list-item>
                <text:p text:style-name="P240"><text:span text:style-name="T241">Realizar a sequência preestabelecida para o processo;</text:span></text:p>
              </text:list-item>
              <text:list-item>
                <text:p text:style-name="P242"><text:span text:style-name="T243">Verificar as atualizações semestrais devidas ao gestor</text:span><text:span text:style-name="T244">;</text:span></text:p>
              </text:list-item>
              <text:list-item>
                <text:p text:style-name="P245"><text:span text:style-name="T246">Todo</text:span><text:span text:style-name="T247"><text:s/>portfólio dos documentos está armazenado no processo<text:s/></text:span><text:span text:style-name="T248">E:01203.0000016191/2024</text:span><text:span text:style-name="T249">;</text:span></text:p>
              </text:list-item>
            </text:list>
            <text:p text:style-name="P250"/>
          </table:table-cell>
        </table:table-row>
      </table:table>
      <text:p text:style-name="Standard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Referências</text:p>
          </table:table-cell>
        </table:table-row>
      </table:table>
      <text:p text:style-name="P256"/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list text:style-name="LFO3" text:continue-numbering="true">
              <text:list-item>
                <text:p text:style-name="P261"><text:span text:style-name="T262">Lei 13.425/2017</text:span><text:span text:style-name="T263"><text:s/>-<text:s/></text:span><text:span text:style-name="T264">Estabelece diretrizes gerais sobre medidas de prevenção e combate a incêndio e a desastres em estabelecimentos, edificações e áreas de reunião de público; altera as Leis nº </text:span><text:span text:style-name="T265">s </text:span><text:span text:style-name="T266">8.078, de 11 de setembro de 1990, e 10.406, de 10 de janeiro de 2002 – Código Civil; e dá outras providências</text:span><text:span text:style-name="T267">;</text:span></text:p>
              </text:list-item>
            </text:list>
            <text:p text:style-name="P268"/>
            <text:list text:style-name="LFO3" text:continue-numbering="true">
              <text:list-item>
                <text:p text:style-name="P269"><text:span text:style-name="T270">Lei 14.133/2021</text:span><text:span text:style-name="T271"><text:s/>-<text:s/></text:span><text:span text:style-name="T272">Lei de Licitações e Contratos Administrativos</text:span><text:span text:style-name="T273">;</text:span></text:p>
              </text:list-item>
            </text:list>
            <text:p text:style-name="P274"/>
            <text:p text:style-name="P275"/>
            <text:list text:style-name="LFO3" text:continue-numbering="true">
              <text:list-item>
                <text:p text:style-name="P276"><text:span text:style-name="T277">Lei</text:span><text:span text:style-name="T278"><text:s/>13.709/2018</text:span><text:span text:style-name="T279"><text:s/>- Lei</text:span><text:span text:style-name="T280"><text:s/>Geral de Proteção de Dados Pessoais;</text:span></text:p>
              </text:list-item>
            </text:list>
            <text:p text:style-name="P281"/>
            <text:list text:style-name="LFO3" text:continue-numbering="true">
              <text:list-item>
                <text:p text:style-name="P282"><text:span text:style-name="T283">Decreto<text:s/></text:span><text:span text:style-name="T284">71.883</text:span><text:span text:style-name="T285">/202</text:span><text:span text:style-name="T286">0</text:span><text:span text:style-name="T287"><text:s/>–<text:s/></text:span><text:span text:style-name="T288">Regulamenta a celebração de convênios entre o Corpo de Bombeiros Militar de Alagoas- CBM/AL – e os municípios alagoanos, estabelecendo condições para a criação e a manutenção dos serviços de prevenção e combate a incêndio e atendimento a emergências, conforme previsto no<text:s/></text:span><text:span text:style-name="T289">§ 2º do Art. 3º, da Lei Federal 13.425, de 30 de Março de</text:span><text:span text:style-name="T290"><text:s/>2017</text:span></text:p>
              </text:list-item>
            </text:list>
          </table:table-cell>
        </table:table-row>
        <table:table-row table:style-name="TableRow291"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</table:table-row>
      </table:table>
      <text:p text:style-name="P303"><text:span text:style-name="T304">Assinatura digital do Responsável</text:span><text:span text:style-name="T305"><text:s/>pelo PAP</text:span></text:p>
      <text:p text:style-name="P306"/>
      <text:p text:style-name="P307"><draw:g draw:z-index="3" draw:name="Diagrama 1" draw:id="id25" draw:style-name="a51" text:anchor-type="paragraph"><svg:title/><svg:desc/><draw:custom-shape svg:x="1.78071in" svg:y="1.77008in" svg:width="0.37677in" svg:height="0.10039in" draw:id="id0" draw:style-name="a2" draw:name="Forma Livre: Forma 1359212177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1.28622in" svg:width="1.78307in" svg:height="1.06969in" draw:id="id1" draw:style-name="a4" draw:name="Forma Livre: Forma 997218464"><svg:title/><svg:desc/><text:p text:style-name="P308"><text:span text:style-name="T309">1º PASSO: IDENTIFICAÇÃO DA NECESSIDADE E APRESENTAÇÃO DA MOTIVAÇÃOADMINISTRATIVA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97283in" svg:y="1.77008in" svg:width="0.37677in" svg:height="0.10039in" draw:id="id2" draw:style-name="a6" draw:name="Forma Livre: Forma 1096636852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9252in" svg:y="1.28622in" svg:width="1.78307in" svg:height="1.06969in" draw:id="id3" draw:style-name="a8" draw:name="Forma Livre: Forma 1157614838"><svg:title/><svg:desc/><text:p text:style-name="P310"><text:span text:style-name="T311">2º PASSO: ELABORAÇÃO DE MINUTAS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89094in" svg:y="2.35354in" svg:width="4.38504in" svg:height="0.37677in" draw:id="id4" draw:style-name="a10" draw:name="Forma Livre: Forma 334233333"><svg:title/><svg:desc/><text:p text:style-name="Normal"/><draw:enhanced-geometry draw:type="non-primitive" svg:viewBox="0 0 4009703 344291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009703"/><draw:equation draw:name="f2" draw:formula="344291"/><draw:equation draw:name="f3" draw:formula="189245"/><draw:equation draw:name="f4" draw:formula="?f2 - ?f0"/><draw:equation draw:name="f5" draw:formula="?f1 - ?f0"/><draw:equation draw:name="f6" draw:formula="?f5 / 4009703"/><draw:equation draw:name="f7" draw:formula="?f4 / 344291"/><draw:equation draw:name="f8" draw:formula="4009703 * ?f5"/><draw:equation draw:name="f9" draw:formula="0 * ?f4"/><draw:equation draw:name="f10" draw:formula="189245 * ?f4"/><draw:equation draw:name="f11" draw:formula="0 * ?f5"/><draw:equation draw:name="f12" draw:formula="344291 * ?f4"/><draw:equation draw:name="f13" draw:formula="?f8 / 4009703"/><draw:equation draw:name="f14" draw:formula="?f9 / 344291"/><draw:equation draw:name="f15" draw:formula="?f10 / 344291"/><draw:equation draw:name="f16" draw:formula="?f11 / 4009703"/><draw:equation draw:name="f17" draw:formula="?f12 / 344291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38465in" svg:y="1.28622in" svg:width="1.78307in" svg:height="1.06969in" draw:id="id5" draw:style-name="a12" draw:name="Forma Livre: Forma 895734492"><svg:title/><svg:desc/><text:p text:style-name="P312"><text:span text:style-name="T313">3º PASSO: DESPACHO INTERNO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78071in" svg:y="3.25in" svg:width="0.37677in" svg:height="0.10039in" draw:id="id6" draw:style-name="a14" draw:name="Forma Livre: Forma 505249272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2.76535in" svg:width="1.78307in" svg:height="1.06969in" draw:id="id7" draw:style-name="a16" draw:name="Forma Livre: Forma 247919462"><svg:title/><svg:desc/><text:p text:style-name="P314"><text:span text:style-name="T315">4º PASSO: DESPACHO PARA UNIDADE BOMBEIRO MILITAR CUJA ÁREA DEATUAÇÃO ENGLOBA O MUNICÍPIO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97283in" svg:y="3.25in" svg:width="0.37677in" svg:height="0.10039in" draw:id="id8" draw:style-name="a18" draw:name="Forma Livre: Forma 53667297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9252in" svg:y="2.76535in" svg:width="1.78307in" svg:height="1.06969in" draw:id="id9" draw:style-name="a20" draw:name="Forma Livre: Forma 329320313"><svg:title/><svg:desc/><text:p text:style-name="P316"><text:span text:style-name="T317">5º PASSO: APÓS O RETORNO DO PROCESSO PARA APO, ENCAMINHAR PARA PGE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89094in" svg:y="3.83268in" svg:width="4.38504in" svg:height="0.37677in" draw:id="id10" draw:style-name="a22" draw:name="Forma Livre: Forma 1451156401"><svg:title/><svg:desc/><text:p text:style-name="Normal"/><draw:enhanced-geometry draw:type="non-primitive" svg:viewBox="0 0 4009703 344291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009703"/><draw:equation draw:name="f2" draw:formula="344291"/><draw:equation draw:name="f3" draw:formula="189245"/><draw:equation draw:name="f4" draw:formula="?f2 - ?f0"/><draw:equation draw:name="f5" draw:formula="?f1 - ?f0"/><draw:equation draw:name="f6" draw:formula="?f5 / 4009703"/><draw:equation draw:name="f7" draw:formula="?f4 / 344291"/><draw:equation draw:name="f8" draw:formula="4009703 * ?f5"/><draw:equation draw:name="f9" draw:formula="0 * ?f4"/><draw:equation draw:name="f10" draw:formula="189245 * ?f4"/><draw:equation draw:name="f11" draw:formula="0 * ?f5"/><draw:equation draw:name="f12" draw:formula="344291 * ?f4"/><draw:equation draw:name="f13" draw:formula="?f8 / 4009703"/><draw:equation draw:name="f14" draw:formula="?f9 / 344291"/><draw:equation draw:name="f15" draw:formula="?f10 / 344291"/><draw:equation draw:name="f16" draw:formula="?f11 / 4009703"/><draw:equation draw:name="f17" draw:formula="?f12 / 344291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38465in" svg:y="2.76535in" svg:width="1.78307in" svg:height="1.06969in" draw:id="id11" draw:style-name="a24" draw:name="Forma Livre: Forma 352683848"><svg:title/><svg:desc/><text:p text:style-name="P318"><text:span text:style-name="T319">6º PASSO: - APROVAÇÃO DA CPOF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78071in" svg:y="4.72992in" svg:width="0.37677in" svg:height="0.10039in" draw:id="id12" draw:style-name="a26" draw:name="Forma Livre: Forma 33520316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4.24528in" svg:width="1.78307in" svg:height="1.06969in" draw:id="id13" draw:style-name="a28" draw:name="Forma Livre: Forma 1053929155"><svg:title/><svg:desc/><text:p text:style-name="P320"><text:span text:style-name="T321">7º PASSO: ENCAMINHAMENTO DO PROCESSO PARA SEGOV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97283in" svg:y="4.72992in" svg:width="0.37677in" svg:height="0.10039in" draw:id="id14" draw:style-name="a30" draw:name="Forma Livre: Forma 492677078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9252in" svg:y="4.24528in" svg:width="1.78307in" svg:height="1.06969in" draw:id="id15" draw:style-name="a32" draw:name="Forma Livre: Forma 1807461351"><svg:title/><svg:desc/><text:p text:style-name="P322"><text:span text:style-name="T323">8º PASSO: COLHIMENTO DAS ASSINATURAS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89094in" svg:y="5.3126in" svg:width="4.38504in" svg:height="0.37677in" draw:id="id16" draw:style-name="a34" draw:name="Forma Livre: Forma 1775509951"><svg:title/><svg:desc/><text:p text:style-name="Normal"/><draw:enhanced-geometry draw:type="non-primitive" svg:viewBox="0 0 4009703 344291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009703"/><draw:equation draw:name="f2" draw:formula="344291"/><draw:equation draw:name="f3" draw:formula="189245"/><draw:equation draw:name="f4" draw:formula="?f2 - ?f0"/><draw:equation draw:name="f5" draw:formula="?f1 - ?f0"/><draw:equation draw:name="f6" draw:formula="?f5 / 4009703"/><draw:equation draw:name="f7" draw:formula="?f4 / 344291"/><draw:equation draw:name="f8" draw:formula="4009703 * ?f5"/><draw:equation draw:name="f9" draw:formula="0 * ?f4"/><draw:equation draw:name="f10" draw:formula="189245 * ?f4"/><draw:equation draw:name="f11" draw:formula="0 * ?f5"/><draw:equation draw:name="f12" draw:formula="344291 * ?f4"/><draw:equation draw:name="f13" draw:formula="?f8 / 4009703"/><draw:equation draw:name="f14" draw:formula="?f9 / 344291"/><draw:equation draw:name="f15" draw:formula="?f10 / 344291"/><draw:equation draw:name="f16" draw:formula="?f11 / 4009703"/><draw:equation draw:name="f17" draw:formula="?f12 / 344291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38465in" svg:y="4.24528in" svg:width="1.78307in" svg:height="1.06969in" draw:id="id17" draw:style-name="a36" draw:name="Forma Livre: Forma 1021809384"><svg:title/><svg:desc/><text:p text:style-name="P324"><text:span text:style-name="T325">9° PASSO: PUBLICAÇÃO DO EXTRATO DO TERMO DE CONVÊNIO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78071in" svg:y="6.20906in" svg:width="0.37677in" svg:height="0.10039in" draw:id="id18" draw:style-name="a38" draw:name="Forma Livre: Forma 286812639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5.72441in" svg:width="1.78307in" svg:height="1.06969in" draw:id="id19" draw:style-name="a40" draw:name="Forma Livre: Forma 613492828"><svg:title/><svg:desc/><text:p text:style-name="P326"><text:span text:style-name="T327">10° PASSO: ENCAMINHAMENTO DO TERMO DE CONVÊNIO PARA OS ÓRGÃOS DE CONTROLE(ALE E TCE)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97283in" svg:y="6.20906in" svg:width="0.37677in" svg:height="0.10039in" draw:id="id20" draw:style-name="a42" draw:name="Forma Livre: Forma 2017313919"><svg:title/><svg:desc/><text:p text:style-name="Normal"/><draw:enhanced-geometry draw:type="non-primitive" svg:viewBox="0 0 344291 91440" draw:enhanced-path="M ?f0 ?f3 L ?f1 ?f3 N" draw:text-areas="?f14 ?f16 ?f15 ?f17" draw:glue-points="?f18 ?f19 ?f20 ?f19" draw:glue-point-leaving-directions="-0, -0"><draw:equation draw:name="f0" draw:formula="0"/><draw:equation draw:name="f1" draw:formula="344291"/><draw:equation draw:name="f2" draw:formula="91440"/><draw:equation draw:name="f3" draw:formula="45720"/><draw:equation draw:name="f4" draw:formula="?f2 - ?f0"/><draw:equation draw:name="f5" draw:formula="?f1 - ?f0"/><draw:equation draw:name="f6" draw:formula="?f5 / 344291"/><draw:equation draw:name="f7" draw:formula="?f4 / 91440"/><draw:equation draw:name="f8" draw:formula="0 * ?f5"/><draw:equation draw:name="f9" draw:formula="45720 * ?f4"/><draw:equation draw:name="f10" draw:formula="344291 * ?f5"/><draw:equation draw:name="f11" draw:formula="?f8 / 344291"/><draw:equation draw:name="f12" draw:formula="?f9 / 91440"/><draw:equation draw:name="f13" draw:formula="?f10 / 34429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9252in" svg:y="5.72441in" svg:width="1.78307in" svg:height="1.06969in" draw:id="id21" draw:style-name="a44" draw:name="Forma Livre: Forma 1562826967"><svg:title/><svg:desc/><text:p text:style-name="P328"><text:span text:style-name="T329">11º PASSO: ELABORAÇÃO DE PORTARIA DO GESTOR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89094in" svg:y="6.79173in" svg:width="4.38504in" svg:height="0.37677in" draw:id="id22" draw:style-name="a46" draw:name="Forma Livre: Forma 1264488493"><svg:title/><svg:desc/><text:p text:style-name="Normal"/><draw:enhanced-geometry draw:type="non-primitive" svg:viewBox="0 0 4009703 344291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009703"/><draw:equation draw:name="f2" draw:formula="344291"/><draw:equation draw:name="f3" draw:formula="189245"/><draw:equation draw:name="f4" draw:formula="?f2 - ?f0"/><draw:equation draw:name="f5" draw:formula="?f1 - ?f0"/><draw:equation draw:name="f6" draw:formula="?f5 / 4009703"/><draw:equation draw:name="f7" draw:formula="?f4 / 344291"/><draw:equation draw:name="f8" draw:formula="4009703 * ?f5"/><draw:equation draw:name="f9" draw:formula="0 * ?f4"/><draw:equation draw:name="f10" draw:formula="189245 * ?f4"/><draw:equation draw:name="f11" draw:formula="0 * ?f5"/><draw:equation draw:name="f12" draw:formula="344291 * ?f4"/><draw:equation draw:name="f13" draw:formula="?f8 / 4009703"/><draw:equation draw:name="f14" draw:formula="?f9 / 344291"/><draw:equation draw:name="f15" draw:formula="?f10 / 344291"/><draw:equation draw:name="f16" draw:formula="?f11 / 4009703"/><draw:equation draw:name="f17" draw:formula="?f12 / 344291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38465in" svg:y="5.72441in" svg:width="1.78307in" svg:height="1.06969in" draw:id="id23" draw:style-name="a48" draw:name="Forma Livre: Forma 670578496"><svg:title/><svg:desc/><text:p text:style-name="P330"><text:span text:style-name="T331">12º PASSO: ENCAMINHAMENTO DE PROCESSO PARA UNIDADE DO GESTOR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7.20433in" svg:width="1.78307in" svg:height="1.06969in" draw:id="id24" draw:style-name="a50" draw:name="Forma Livre: Forma 1031493567"><svg:title/><svg:desc/><text:p text:style-name="P332"><text:span text:style-name="T333">13º PASSO: ENCERRAMENTO</text:span></text:p><draw:enhanced-geometry draw:type="non-primitive" svg:viewBox="0 0 1629960 977976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629960"/><draw:equation draw:name="f2" draw:formula="977976"/><draw:equation draw:name="f3" draw:formula="?f2 - ?f0"/><draw:equation draw:name="f4" draw:formula="?f1 - ?f0"/><draw:equation draw:name="f5" draw:formula="?f4 / 1629960"/><draw:equation draw:name="f6" draw:formula="?f3 / 977976"/><draw:equation draw:name="f7" draw:formula="0 * ?f4"/><draw:equation draw:name="f8" draw:formula="0 * ?f3"/><draw:equation draw:name="f9" draw:formula="1629960 * ?f4"/><draw:equation draw:name="f10" draw:formula="977976 * ?f3"/><draw:equation draw:name="f11" draw:formula="?f7 / 1629960"/><draw:equation draw:name="f12" draw:formula="?f8 / 977976"/><draw:equation draw:name="f13" draw:formula="?f9 / 1629960"/><draw:equation draw:name="f14" draw:formula="?f10 / 977976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text:span text:style-name="T334">ANEXO A</text:span></text:p>
      <text:p text:style-name="P335">FLUXOGRAMA</text:p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odapé" style:display-name="Rodapé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5" draw:style="linear" draw:angle="0" draw:start-color="#f18c55" draw:end-color="#f67b28" draw:start-intensity="100%" draw:end-intensity="100%"/>
    <draw:gradient draw:name="a3" draw:style="linear" draw:angle="0" draw:start-color="#f18c55" draw:end-color="#f67b28" draw:start-intensity="100%" draw:end-intensity="100%"/>
    <draw:gradient draw:name="a23" draw:style="linear" draw:angle="0" draw:start-color="#f18c55" draw:end-color="#f67b28" draw:start-intensity="100%" draw:end-intensity="100%"/>
    <draw:gradient draw:name="a19" draw:style="linear" draw:angle="0" draw:start-color="#f18c55" draw:end-color="#f67b28" draw:start-intensity="100%" draw:end-intensity="100%"/>
    <draw:gradient draw:name="a31" draw:style="linear" draw:angle="0" draw:start-color="#f18c55" draw:end-color="#f67b28" draw:start-intensity="100%" draw:end-intensity="100%"/>
    <draw:gradient draw:name="a7" draw:style="linear" draw:angle="0" draw:start-color="#f18c55" draw:end-color="#f67b28" draw:start-intensity="100%" draw:end-intensity="100%"/>
    <draw:gradient draw:name="a27" draw:style="linear" draw:angle="0" draw:start-color="#f18c55" draw:end-color="#f67b28" draw:start-intensity="100%" draw:end-intensity="100%"/>
    <draw:gradient draw:name="a35" draw:style="linear" draw:angle="0" draw:start-color="#f18c55" draw:end-color="#f67b28" draw:start-intensity="100%" draw:end-intensity="100%"/>
    <draw:gradient draw:name="a43" draw:style="linear" draw:angle="0" draw:start-color="#f18c55" draw:end-color="#f67b28" draw:start-intensity="100%" draw:end-intensity="100%"/>
    <draw:gradient draw:name="a39" draw:style="linear" draw:angle="0" draw:start-color="#f18c55" draw:end-color="#f67b28" draw:start-intensity="100%" draw:end-intensity="100%"/>
    <draw:gradient draw:name="a47" draw:style="linear" draw:angle="0" draw:start-color="#f18c55" draw:end-color="#f67b28" draw:start-intensity="100%" draw:end-intensity="100%"/>
    <draw:gradient draw:name="a49" draw:style="linear" draw:angle="0" draw:start-color="#f18c55" draw:end-color="#f67b28" draw:start-intensity="100%" draw:end-intensity="100%"/>
    <draw:gradient draw:name="a11" draw:style="linear" draw:angle="0" draw:start-color="#f18c55" draw:end-color="#f67b28" draw:start-intensity="100%" draw:end-intensity="100%"/>
    <draw:marker draw:name="a13" svg:viewBox="0 0 20 30" svg:d="m10 0-10 30h20z"/>
    <draw:marker draw:name="a1" svg:viewBox="0 0 20 30" svg:d="m10 0-10 30h20z"/>
    <draw:marker draw:name="a21" svg:viewBox="0 0 20 30" svg:d="m10 0-10 30h20z"/>
    <draw:marker draw:name="a17" svg:viewBox="0 0 20 30" svg:d="m10 0-10 30h20z"/>
    <draw:marker draw:name="a5" svg:viewBox="0 0 20 30" svg:d="m10 0-10 30h20z"/>
    <draw:marker draw:name="a25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1" svg:viewBox="0 0 20 30" svg:d="m10 0-10 30h20z"/>
    <draw:marker draw:name="a37" svg:viewBox="0 0 20 30" svg:d="m10 0-10 30h20z"/>
    <draw:marker draw:name="a45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Fonteparág.padrão" style:family="text">
      <style:text-properties style:font-name="Times New Roman" fo:font-weight="bold" style:font-weight-asian="bold" style:font-weight-complex="bold"/>
    </style:style>
    <style:style style:name="P4" style:parent-style-name="Rodapé" style:family="paragraph">
      <style:paragraph-properties fo:text-align="center"/>
    </style:style>
    <style:style style:name="T5" style:parent-style-name="Fonteparág.padrão" style:family="text">
      <style:text-properties style:font-name="Times New Roman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1 Copia 1 Copia 1" text:anchor-type="paragraph" svg:x="-0.79173in" svg:y="-0.7874in" svg:width="8.26811in" svg:height="1.6992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span text:style-name="T3"><text:page-number text:fixed="false">3</text:page-number></text:span></text:p>
      </style:footer>
      <style:footer-left>
        <text:p text:style-name="P4"><text:bookmark-start text:name="PageNumWizard_FOOTER_Estilo_de_página_Pa"/><text:span text:style-name="T5"><text:page-number text:fixed="false">2</text:page-number></text:span><text:bookmark-end text:name="PageNumWizard_FOOTER_Estilo_de_página_Pa"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iana Morais</meta:initial-creator>
    <dc:creator>CAP PERCIA mat. 271373</dc:creator>
    <meta:creation-date>2025-06-29T13:23:00Z</meta:creation-date>
    <dc:date>2026-01-14T15:47:00Z</dc:date>
    <meta:template xlink:href="Normal" xlink:type="simple"/>
    <meta:editing-cycles>3</meta:editing-cycles>
    <meta:editing-duration>PT4740S</meta:editing-duration>
    <meta:document-statistic meta:page-count="3" meta:paragraph-count="5" meta:word-count="428" meta:character-count="2735" meta:row-count="19" meta:non-whitespace-character-count="2312"/>
  </office:meta>
</office:document-meta>
</file>